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9d1d9" style:font-name="Droid Sans Mono" fo:font-size="10.5pt" fo:font-weight="normal" fo:background-color="#0d1117"/>
    </style:style>
    <style:style style:name="P2" style:family="paragraph" style:parent-style-name="Standard">
      <style:paragraph-properties fo:text-align="center" style:justify-single-word="false"/>
      <style:text-properties fo:background-color="#fff200"/>
    </style:style>
    <style:style style:name="T1" style:family="text">
      <style:text-properties fo:color="#d2a8ff"/>
    </style:style>
    <style:style style:name="T2" style:family="text">
      <style:text-properties fo:color="#a5d6ff"/>
    </style:style>
    <style:style style:name="T3" style:family="text">
      <style:text-properties fo:color="#83d4ff"/>
    </style:style>
    <style:style style:name="T4" style:family="text">
      <style:text-properties fo:color="#d69a00"/>
    </style:style>
    <style:style style:name="T5" style:family="text">
      <style:text-properties fo:color="#79c0ff"/>
    </style:style>
    <style:style style:name="T6" style:family="text">
      <style:text-properties fo:color="#ffa65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lendar date format</text:p>
      <text:p text:style-name="P2"/>
      <text:p text:style-name="Standard"/>
      <text:p text:style-name="Standard">&lt;h1&gt;Calendar&lt;/h1&gt;</text:p>
      <text:p text:style-name="Standard">From:</text:p>
      <text:p text:style-name="Standard">&lt;input type="text" id="from_date"&gt;</text:p>
      <text:p text:style-name="Standard">To:</text:p>
      <text:p text:style-name="Standard">&lt;input type="text" id="to_date"&gt;</text:p>
      <text:p text:style-name="Standard">&lt;script src="https://ajax.googleapis.com/ajax/libs/jquery/3.6.1/jquery.min.js"&gt;&lt;/script&gt;</text:p>
      <text:p text:style-name="Standard">&lt;script src="//ajax.googleapis.com/ajax/libs/jqueryui/1.12.1/jquery-ui.min.js" type="text/javascript"&gt;&lt;/script&gt;</text:p>
      <text:p text:style-name="Standard">&lt;link href="//ajax.googleapis.com/ajax/libs/jqueryui/1.12.1/themes/base/jquery-ui.css" rel="Stylesheet" type="text/css" /&gt;</text:p>
      <text:p text:style-name="Standard">&lt;script type="text/javascript"&gt;</text:p>
      <text:p text:style-name="Standard">$(document).ready(function() {</text:p>
      <text:p text:style-name="Standard">$(function() {</text:p>
      <text:p text:style-name="Standard">var date = new Date();</text:p>
      <text:p text:style-name="Standard">console.log(date,"jdhs");</text:p>
      <text:p text:style-name="Standard">$("#from_date").datepicker({</text:p>
      <text:p text:style-name="Standard">numberOfMonths: 1,</text:p>
      <text:p text:style-name="Standard">dateFormat: 'mm/dd/yy',</text:p>
      <text:p text:style-name="Standard">minDate: date,</text:p>
      <text:p text:style-name="Standard">onSelect: function(selected) {</text:p>
      <text:p text:style-name="Standard">var dt = new Date(selected);</text:p>
      <text:p text:style-name="Standard">//dt.setDate(dt.getDate() + 1);</text:p>
      <text:p text:style-name="Standard">dt.setDate(dt.getDate());</text:p>
      <text:p text:style-name="Standard">$("#to_date").datepicker("option", "minDate", dt);</text:p>
      <text:p text:style-name="Standard">}</text:p>
      <text:p text:style-name="Standard">});</text:p>
      <text:p text:style-name="Standard">$("#to_date").datepicker({</text:p>
      <text:p text:style-name="Standard">numberOfMonths: 1,</text:p>
      <text:p text:style-name="Standard">dateFormat: 'mm/dd/yy',</text:p>
      <text:p text:style-name="Standard">minDate: date,</text:p>
      <text:p text:style-name="Standard">onSelect: function(selected) {</text:p>
      <text:p text:style-name="Standard">var dt = new Date(selected);</text:p>
      <text:p text:style-name="Standard">//dt.setDate(dt.getDate() - 1);</text:p>
      <text:p text:style-name="Standard">dt.setDate(dt.getDate());</text:p>
      <text:p text:style-name="Standard">$("#from_date").datepicker("option", "maxDate", dt);</text:p>
      <text:p text:style-name="Standard">}</text:p>
      <text:p text:style-name="Standard">});</text:p>
      <text:p text:style-name="Standard">});</text:p>
      <text:p text:style-name="Standard">});</text:p>
      <text:p text:style-name="Standard">&lt;/script&gt;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27T09:57:52.051187210</meta:creation-date>
    <dc:date>2022-12-27T09:59:46.543995093</dc:date>
    <meta:editing-duration>PT1M55S</meta:editing-duration>
    <meta:editing-cycles>1</meta:editing-cycles>
    <meta:document-statistic meta:table-count="0" meta:image-count="0" meta:object-count="0" meta:page-count="1" meta:paragraph-count="39" meta:word-count="85" meta:character-count="1071" meta:non-whitespace-character-count="1025"/>
    <meta:generator>LibreOffice/6.0.7.3$Linux_X86_64 LibreOffice_project/00m0$Build-3</meta:generator>
  </office:meta>
</office:document-meta>
</file>